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3140b" officeooo:paragraph-rsid="0033140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text-properties style:font-name="Liberation Serif" fo:font-size="12pt" officeooo:rsid="0072d5ee" officeooo:paragraph-rsid="0033140b" style:font-size-asian="12pt" style:font-size-complex="12pt"/>
    </style:style>
    <style:style style:name="P5" style:family="paragraph" style:parent-style-name="Standard">
      <style:text-properties style:font-name="Liberation Serif" fo:font-size="12pt" officeooo:rsid="00777fc4" officeooo:paragraph-rsid="0033140b" style:font-size-asian="12pt" style:font-size-complex="12pt"/>
    </style:style>
    <style:style style:name="P6" style:family="paragraph" style:parent-style-name="Standard">
      <style:text-properties style:font-name="Liberation Serif" fo:font-size="12pt" officeooo:rsid="0037465b" officeooo:paragraph-rsid="0037465b" style:font-size-asian="12pt" style:font-size-complex="12pt"/>
    </style:style>
    <style:style style:name="P7" style:family="paragraph" style:parent-style-name="Standard">
      <style:text-properties style:font-name="Liberation Serif" fo:font-size="12pt" officeooo:rsid="0038b2ca" officeooo:paragraph-rsid="0038b2ca" style:font-size-asian="12pt" style:font-size-complex="12pt"/>
    </style:style>
    <style:style style:name="P8" style:family="paragraph" style:parent-style-name="Standard">
      <style:text-properties style:font-name="Liberation Serif" fo:font-size="12pt" fo:font-weight="normal" officeooo:rsid="00302cb3" officeooo:paragraph-rsid="0033140b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4pt" fo:font-weight="bold" officeooo:rsid="0037465b" officeooo:paragraph-rsid="0037465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3a8b0c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Liberation Serif" fo:font-size="10pt" officeooo:rsid="00716333" officeooo:paragraph-rsid="003a8b0c" style:font-size-asian="8.75pt" style:font-size-complex="10pt"/>
    </style:style>
    <style:style style:name="P12" style:family="paragraph" style:parent-style-name="Standard" style:master-page-name="Standard">
      <style:paragraph-properties style:page-number="auto"/>
      <style:text-properties style:font-name="Liberation Serif" fo:font-size="14pt" fo:font-weight="bold" officeooo:rsid="0037465b" officeooo:paragraph-rsid="0037465b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officeooo:rsid="00403ce6" officeooo:paragraph-rsid="00403ce6" style:font-size-asian="12pt" style:font-size-complex="12pt"/>
    </style:style>
    <style:style style:name="P14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officeooo:rsid="0037465b" officeooo:paragraph-rsid="0037465b" style:font-size-asian="12pt" style:font-size-complex="12pt"/>
    </style:style>
    <style:style style:name="P15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officeooo:rsid="007648f5" officeooo:paragraph-rsid="0037465b" style:font-size-asian="12pt" style:font-size-complex="12pt"/>
    </style:style>
    <style:style style:name="P16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7465b" officeooo:paragraph-rsid="0037465b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7465b" officeooo:paragraph-rsid="0038b2ca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e7f0f" officeooo:paragraph-rsid="003e7f0f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768adf" officeooo:paragraph-rsid="0037465b" style:font-size-asian="12pt" style:font-weight-asian="normal" style:font-size-complex="12pt" style:font-weight-complex="normal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7465b"/>
    </style:style>
    <style:style style:name="T2" style:family="text">
      <style:text-properties officeooo:rsid="00331f5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7465b" style:font-weight-asian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840c47" style:font-style-asian="normal" style:font-style-complex="normal"/>
    </style:style>
    <style:style style:name="T8" style:family="text">
      <style:text-properties fo:font-style="normal" officeooo:rsid="00433024" style:font-style-asian="normal" style:font-style-complex="normal"/>
    </style:style>
    <style:style style:name="T9" style:family="text">
      <style:text-properties fo:font-style="normal" officeooo:rsid="004259cd" style:font-style-asian="normal" style:font-style-complex="normal"/>
    </style:style>
    <style:style style:name="T10" style:family="text">
      <style:text-properties fo:font-style="normal" officeooo:rsid="003fa25e" style:font-style-asian="normal" style:font-style-complex="normal"/>
    </style:style>
    <style:style style:name="T11" style:family="text">
      <style:text-properties officeooo:rsid="003bb77c"/>
    </style:style>
    <style:style style:name="T12" style:family="text">
      <style:text-properties officeooo:rsid="003f61c2"/>
    </style:style>
    <style:style style:name="T13" style:family="text">
      <style:text-properties officeooo:rsid="00403ce6"/>
    </style:style>
    <style:style style:name="T14" style:family="text">
      <style:text-properties officeooo:rsid="0041d62c"/>
    </style:style>
    <style:style style:name="T15" style:family="text">
      <style:text-properties officeooo:rsid="00420d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ufgabe 1</text:p>
      <text:p text:style-name="P5"/>
      <text:p text:style-name="P5">Lösungsidee: <text:span text:style-name="T13">zusätzliche Tabelle „Bewertung“<text:line-break/>Spalten:</text:span></text:p>
      <text:list xml:id="list2165830884" text:style-name="L1">
        <text:list-item>
          <text:p text:style-name="P13">Kunde (Name oder Kundennr.)</text:p>
        </text:list-item>
        <text:list-item>
          <text:p text:style-name="P13">Buchtitel oder ISBN</text:p>
        </text:list-item>
        <text:list-item>
          <text:p text:style-name="P13">Datum</text:p>
        </text:list-item>
        <text:list-item>
          <text:p text:style-name="P13">Anzahl Sterne</text:p>
        </text:list-item>
        <text:list-item>
          <text:p text:style-name="P13">Bewertungstext (optional)</text:p>
        </text:list-item>
      </text:list>
      <text:p text:style-name="P4"/>
      <text:p text:style-name="P9">Aufgabe 2</text:p>
      <text:p text:style-name="P6"/>
      <text:p text:style-name="P7">Lösungsideen:</text:p>
      <text:p text:style-name="P7"/>
      <text:p text:style-name="P6">Entitätstypen</text:p>
      <text:list xml:id="list131509733853155" text:continue-numbering="true" text:style-name="L1">
        <text:list-item>
          <text:p text:style-name="P16">Kunde (Kd-Nr., Name, Email, Adresse etc.)</text:p>
        </text:list-item>
        <text:list-item>
          <text:p text:style-name="P16">Fluglinie (Flug-Nr., Start, Ziel, Wochentag<text:span text:style-name="T14">e</text:span>, <text:span text:style-name="T15">Start</text:span>zeit, <text:span text:style-name="T15">Landezeit</text:span>)</text:p>
        </text:list-item>
        <text:list-item>
          <text:p text:style-name="P14">Flugzeug (Flugzeug-Nr., <text:span text:style-name="T12">Typ, Baujahr,</text:span> Plätze)</text:p>
        </text:list-item>
      </text:list>
      <text:p text:style-name="P4"/>
      <text:p text:style-name="P6">Beziehungstypen</text:p>
      <text:list xml:id="list131511113749809" text:continue-numbering="true" text:style-name="L1">
        <text:list-item>
          <text:p text:style-name="P17">Flug (Flug-Nr., Datum, Flugzeug-<text:span text:style-name="T12">Nr, Gate</text:span>)</text:p>
        </text:list-item>
        <text:list-item>
          <text:p text:style-name="P14">Buchung (Kd-Nr., Flug-Nr., <text:span text:style-name="T11">Datum, Platz-Nr., </text:span>Preis, Zahlungsmittel)</text:p>
        </text:list-item>
      </text:list>
      <text:p text:style-name="P6"/>
      <text:p text:style-name="P6">Weitere Ideen</text:p>
      <text:list xml:id="list131511134280472" text:continue-numbering="true" text:style-name="L1">
        <text:list-item>
          <text:p text:style-name="P18">Flughafen (Ort, Land, Kapazität, Landebahn etc.)</text:p>
        </text:list-item>
        <text:list-item>
          <text:p text:style-name="P19">Mitarbeiter (Piloten, Flugbegleiter)</text:p>
        </text:list-item>
        <text:list-item>
          <text:p text:style-name="P15"><text:span text:style-name="T3">Services (Mahlzeiten, Filme, Verkaufsartikel </text:span><text:span text:style-name="T4">etc.)</text:span></text:p>
        </text:list-item>
      </text:list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draw:frame text:anchor-type="paragraph" draw:z-index="0" draw:name="Form1" draw:style-name="gr1" draw:text-style-name="P20" svg:width="1.795cm" svg:height="0.63cm" svg:x="15.196cm" svg:y="0.242cm"><draw:image xlink:href="Pictures/10000000000000580000001F196641809BB809C4.png" xlink:type="simple" xlink:show="embed" xlink:actuate="onLoad" loext:mime-type="image/png"><text:p/></draw:image></draw:frame></text:p>
      <text:p text:style-name="P10"><text:span text:style-name="T5">Autor: </text:span><text:span text:style-name="T6">Christian Pothmann – </text:span><text:a xlink:type="simple" xlink:href="https://cpothmann.de/" text:style-name="Internet_20_link" text:visited-style-name="Visited_20_Internet_20_Link"><text:span text:style-name="T6">c</text:span></text:a><text:a xlink:type="simple" xlink:href="https://cpothmann.de/" text:style-name="Internet_20_link" text:visited-style-name="Visited_20_Internet_20_Link"><text:span text:style-name="T7">pothmann.de</text:span></text:a><text:span text:style-name="T7">, </text:span><text:span text:style-name="T8">f</text:span><text:span text:style-name="T6">reigegeben unter </text:span><text:a xlink:type="simple" xlink:href="https://creativecommons.org/licenses/by-nc-sa/4.0/" text:style-name="Internet_20_link" text:visited-style-name="Visited_20_Internet_20_Link"><text:span text:style-name="T6">CC BY-NC-SA 4.0</text:span></text:a><text:span text:style-name="T6">, </text:span><text:span text:style-name="T9">Juni</text:span><text:span text:style-name="T10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140b" officeooo:paragraph-rsid="0033140b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7465b"/>
    </style:style>
    <style:style style:name="MT2" style:family="text">
      <style:text-properties officeooo:rsid="00331f5c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Entität und Beziehung – <text:span text:style-name="MT1">Lösung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11-15T13:15:08.953000000</dc:date>
    <meta:editing-duration>PT4H12M4S</meta:editing-duration>
    <meta:editing-cycles>45</meta:editing-cycles>
    <meta:generator>LibreOffice/6.2.2.2$Windows_x86 LibreOffice_project/2b840030fec2aae0fd2658d8d4f9548af4e3518d</meta:generator>
    <meta:document-statistic meta:table-count="1" meta:image-count="0" meta:object-count="0" meta:page-count="1" meta:paragraph-count="23" meta:word-count="100" meta:character-count="762" meta:non-whitespace-character-count="695"/>
  </office:meta>
</office:document-meta>
</file>